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1885dc"/>
    </style:style>
    <style:style style:name="T2" style:family="text">
      <style:text-properties officeooo:rsid="001a1f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es sites de Warez que j’utilise actuellement</text:p>
      <text:p text:style-name="Standard"/>
      <text:p text:style-name="Standard">Publié le 09/06/2024</text:p>
      <text:p text:style-name="Standard"/>
      <text:p text:style-name="Standard">Dernière modification le 09/06/2024</text:p>
      <text:p text:style-name="Standard">Préambule</text:p>
      <text:p text:style-name="Standard"/>
      <text:p text:style-name="Standard">Je vais vous présenter les sites de <text:span text:style-name="T2">w</text:span>arez que j’utilise actuellement. Ce n’est pas une liste exhaustive, et peut-être existe-t-il des solutions plus performantes, mais ce sont des solutions que j’utilise personnellement.</text:p>
      <text:p text:style-name="Standard">Avant toute chose, veillez à :</text:p>
      <text:p text:style-name="Standard"/>
      <text:p text:style-name="Standard">Utiliser un bloqueur de publicité comme uBlock Origin.</text:p>
      <text:p text:style-name="Standard">Changer vos DNS pour contourner les blocages et limitations souvent imposés par la justice aux FAI.</text:p>
      <text:p text:style-name="Standard">Être protégé par une solution antivirus.</text:p>
      <text:p text:style-name="Standard"/>
      <text:p text:style-name="Standard">Sites répertoriant différents sites en lien avec le monde du Warez.</text:p>
      <text:p text:style-name="Standard"/>
      <text:p text:style-name="Standard">Attention tout de même aux sites donnant des notes et avis pouvant être falsifiés de manière intentionnelle.</text:p>
      <text:p text:style-name="Standard"/>
      <text:p text:style-name="Standard">topsitestreaming Site répertoriant des sites de Warez principalement francophones. Capture écran de topsite streaming</text:p>
      <text:p text:style-name="Standard">Awesome Piracy Site « fourre-tout » regroupant des ressources plutôt anglophones. Capture écran de Awesome Piracy</text:p>
      <text:p text:style-name="Standard">r/Piracy Le fil Reddit dédié au piratage avec une mention spéciale pour son wiki. Capture écran de r/Riracy</text:p>
      <text:p text:style-name="Standard"/>
      <text:p text:style-name="Standard">Sites de streaming de films et de séries</text:p>
      <text:p text:style-name="Standard"/>
      <text:p text:style-name="Standard">Wiflix Site de streaming de films et séries. Au niveau de la qualité, on trouve de tout : DVDRIP, CAM, TS, 1080p selon la date de sortie. Capture écran de Wiflix</text:p>
      <text:p text:style-name="Standard">Darkino Site de streaming de films, séries mais aussi de téléchargement direct de musiques, livres, jeux, etc. Capture écran du site Darkino</text:p>
      <text:p text:style-name="Standard"/>
      <text:p text:style-name="Standard">Sites de streaming d’événements en direct</text:p>
      <text:p text:style-name="Standard"/>
      <text:p text:style-name="Standard">Sporttuna Site de streaming d’événements sportifs (foot, basket, tennis, etc.) en direct. Capture écran de Spo<text:span text:style-name="T1">r</text:span>t<text:span text:style-name="T1">tu</text:span>na</text:p>
      <text:p text:style-name="Standard">365livesport Similaire à Sporttuna mais plus complet. Capture écran de 365 Live sport</text:p>
      <text:p text:style-name="Standard"/>
      <text:p text:style-name="Standard">Sites de torrent</text:p>
      <text:p text:style-name="Standard"/>
      <text:p text:style-name="Standard">yggtorrent Site de torrent de qualité, successeur de feu T411, qui est passé privé. Capture écran de Yggtorrent</text:p>
      <text:p text:style-name="Standard"/>
      <text:p text:style-name="Standard">Sites spécifiques aux livres</text:p>
      <text:p text:style-name="Standard"/>
      <text:p text:style-name="Standard">Anna's Archive Site ayant pour ambition de préserver et de donner accès à un maximum de connaissances et à la culture produite par l’humanité. Capture écran Anna Archive</text:p>
      <text:p text:style-name="Standard"><text:soft-page-break/>Z-Library Site de téléchargement illégal de livres, qui propose des fonctionnalités de recommandations de livres et de listes d’utilisateurs très utiles pour découvrir de nouveaux bouquins. Capture écran du site z-library</text:p>
      <text:p text:style-name="Standard">Fourtoutici Site francophone ayant une bonne réputation dans le milieu. Capture écran du site fourtoutic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9:16:07.524000000</meta:creation-date>
    <dc:date>2024-06-12T19:21:32.381000000</dc:date>
    <meta:editing-duration>PT5M2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6" meta:word-count="354" meta:character-count="2297" meta:non-whitespace-character-count="1969"/>
  </office:meta>
</office:document-meta>
</file>